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c4b2" officeooo:paragraph-rsid="0005c4b2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3488" officeooo:paragraph-rsid="000a3488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5c4b2" officeooo:paragraph-rsid="0005c4b2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:</text:p>
      <text:p text:style-name="P3">https://www.docker.com/products/docker-desktop</text:p>
      <text:p text:style-name="P1"/>
      <text:p text:style-name="P1">Instalación en Linux Mint:</text:p>
      <text:p text:style-name="P1"><text:span text:style-name="T1"/></text:p>
      <text:p text:style-name="P1"><text:span text:style-name="T1">Explicación: </text:span><text:a xlink:type="simple" xlink:href="https://www.youtube.com/watch?v=Sk5CBxgS8bc" text:style-name="Internet_20_link" text:visited-style-name="Visited_20_Internet_20_Link">https://www.youtube.com/watch?v=Sk5CBxgS8bc</text:a></text:p>
      <text:p text:style-name="P1"><text:span text:style-name="T1"/></text:p>
      <text:p text:style-name="P1"><text:span text:style-name="T1">) sudo apt-get update</text:span></text:p>
      <text:p text:style-name="P1"><text:span text:style-name="T1">) sudo apt install docker docker-compose</text:span></text:p>
      <text:p text:style-name="P1"><text:span text:style-name="T1"/></text:p>
      <text:p text:style-name="P1"><text:span text:style-name="T1">Agregar el usuario a el grupo docker para sus comandos:</text:span></text:p>
      <text:p text:style-name="P1"><text:span text:style-name="T1">) cat /etc/group</text:span></text:p>
      <text:p text:style-name="P1"><text:span text:style-name="T1">) whoami</text:span></text:p>
      <text:p text:style-name="P1"><text:span text:style-name="T1">) sudo usermod -aG docker &lt;lucas&gt;</text:span></text:p>
      <text:p text:style-name="P1"><text:span text:style-name="T1"/></text:p>
      <text:p text:style-name="P1"><text:span text:style-name="T1">Desloguearse y volver a entrar para confirmar el cambio:</text:span></text:p>
      <text:p text:style-name="P1"><text:span text:style-name="T1">) su - ${USER}</text:span></text:p>
      <text:p text:style-name="P1"><text:span text:style-name="T1">Ver los grupos del usuario actual</text:span></text:p>
      <text:p text:style-name="P1"><text:span text:style-name="T1">) id -nG</text:span></text:p>
      <text:p text:style-name="P1"><text:span text:style-name="T1"/></text:p>
      <text:p text:style-name="P1"><text:span text:style-name="T1">Comprobar:</text:span></text:p>
      <text:p text:style-name="P1"><text:span text:style-name="T1">) docker run hello-world</text:span></text:p>
      <text:p text:style-name="P1"><text:span text:style-name="T1"/></text:p>
      <text:p text:style-name="P2"><text:span text:style-name="T1">) docker - -version<text:tab/><text:tab/>o<text:tab/><text:tab/>docker info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6:17:43.742280088</meta:creation-date>
    <dc:date>2022-02-04T16:34:48.592435173</dc:date>
    <meta:editing-duration>PT17M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73" meta:character-count="489" meta:non-whitespace-character-count="430"/>
  </office:meta>
</office:document-meta>
</file>